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rticle rédigé par  Frédérik Bilhaut traite de la recherche d'information en données textuelles et plus précisément de la recherche d'informations localisées dans l'espace et dans le temps. Ils s’intéressent au développement de méthode d'analyse textuelles permettant de générer une sémantique autour des données, selon l'espace, le temps et le phénomène. L’implémentation de ce concept est développé à travers un moteur de recherche intra-documentaire nommé Geosem.</text:p>
      <text:p text:style-name="Standard"/>
      <text:list xml:id="list957533299" text:style-name="L1">
        <text:list-item>
          <text:p text:style-name="P1">Analyse spatiale et temporelle</text:p>
        </text:list-item>
      </text:list>
      <text:p text:style-name="Standard">x</text:p>
      <text:list xml:id="list1979487862" text:continue-numbering="true" text:style-name="L1">
        <text:list-item>
          <text:p text:style-name="P1">phénomène</text:p>
        </text:list-item>
      </text:list>
      <text:p text:style-name="Standard"/>
      <text:list xml:id="list333679146" text:continue-numbering="true" text:style-name="L1">
        <text:list-item>
          <text:p text:style-name="P1">Détermination segment intra-documentaire</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k </meta:initial-creator>
    <meta:creation-date>2013-02-04T19:49:13</meta:creation-date>
    <dc:date>2013-02-05T20:48:08</dc:date>
    <dc:creator>franck </dc:creator>
    <meta:editing-duration>PT9M20S</meta:editing-duration>
    <meta:editing-cycles>2</meta:editing-cycles>
    <meta:generator>LibreOffice/3.5$Linux_x86 LibreOffice_project/350m1$Build-2</meta:generator>
    <meta:document-statistic meta:table-count="0" meta:image-count="0" meta:object-count="0" meta:page-count="1" meta:paragraph-count="5" meta:word-count="77" meta:character-count="475" meta:non-whitespace-character-count="484"/>
  </office:meta>
</office:document-meta>
</file>